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73.73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65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5.89mm"/>
    </style:style>
    <style:style style:name="co7" style:family="table-column">
      <style:table-column-properties fo:break-before="auto" style:column-width="21.91mm"/>
    </style:style>
    <style:style style:name="co8" style:family="table-column">
      <style:table-column-properties fo:break-before="auto" style:column-width="33.37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17.73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11.91mm" fo:break-before="auto" style:use-optimal-row-height="false"/>
    </style:style>
    <style:style style:name="ro6" style:family="table-row">
      <style:table-row-properties style:row-height="13.76mm" fo:break-before="auto" style:use-optimal-row-height="false"/>
    </style:style>
    <style:style style:name="ro7" style:family="table-row">
      <style:table-row-properties style:row-height="19.05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9" style:family="table-row">
      <style:table-row-properties style:row-height="16.14mm" fo:break-before="auto" style:use-optimal-row-height="false"/>
    </style:style>
    <style:style style:name="ro10" style:family="table-row">
      <style:table-row-properties style:row-height="18.26mm" fo:break-before="auto" style:use-optimal-row-height="false"/>
    </style:style>
    <style:style style:name="ro11" style:family="table-row">
      <style:table-row-properties style:row-height="17.2mm" fo:break-before="auto" style:use-optimal-row-height="false"/>
    </style:style>
    <style:style style:name="ro12" style:family="table-row">
      <style:table-row-properties style:row-height="17.99mm" fo:break-before="auto" style:use-optimal-row-height="false"/>
    </style:style>
    <style:style style:name="ro13" style:family="table-row">
      <style:table-row-properties style:row-height="12.17mm" fo:break-before="auto" style:use-optimal-row-height="false"/>
    </style:style>
    <style:style style:name="ro14" style:family="table-row">
      <style:table-row-properties style:row-height="12.7mm" fo:break-before="auto" style:use-optimal-row-height="false"/>
    </style:style>
    <style:style style:name="ro15" style:family="table-row">
      <style:table-row-properties style:row-height="8.27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9.79mm" fo:break-before="auto" style:use-optimal-row-height="false"/>
    </style:style>
    <style:style style:name="ro18" style:family="table-row">
      <style:table-row-properties style:row-height="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95考核表-1">
      <style:table-cell-properties style:glyph-orientation-vertical="0" fo:background-color="#ff99cc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lr-tb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8" table:default-cell-style-name="ce10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基隆市政府104年度對議員所提地方建設建議事項處理明細表</text:p>
          </table:table-cell>
          <table:covered-table-cell table:style-name="ce13"/>
          <table:covered-table-cell table:number-columns-repeated="4" table:style-name="ce17"/>
          <table:covered-table-cell table:number-columns-repeated="2" table:style-name="ce24"/>
          <table:covered-table-cell table:style-name="ce13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至104年6月止</text:p>
          </table:table-cell>
          <table:covered-table-cell table:style-name="ce13"/>
          <table:covered-table-cell table:number-columns-repeated="4" table:style-name="ce17"/>
          <table:covered-table-cell table:number-columns-repeated="2" table:style-name="ce24"/>
          <table:covered-table-cell table:style-name="ce13"/>
          <table:table-cell table:number-columns-repeated="1015"/>
        </table:table-row>
        <table:table-row table:style-name="ro2">
          <table:table-cell table:style-name="ce2" office:value-type="string" calcext:value-type="string">
            <text:p>表4</text:p>
          </table:table-cell>
          <table:table-cell table:style-name="ce14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8"/>
          <table:table-cell table:style-name="ce26" office:value-type="string" calcext:value-type="string">
            <text:p>單位：千元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議員姓名</text:p>
          </table:table-cell>
          <table:table-cell table:style-name="ce3" office:value-type="string" calcext:value-type="string" table:number-columns-spanned="1" table:number-rows-spanned="2">
            <text:p>建議項目</text:p>
          </table:table-cell>
          <table:table-cell table:style-name="ce3" office:value-type="string" calcext:value-type="string" table:number-columns-spanned="1" table:number-rows-spanned="2">
            <text:p>建議地點</text:p>
          </table:table-cell>
          <table:table-cell table:style-name="ce3" office:value-type="string" calcext:value-type="string" table:number-columns-spanned="1" table:number-rows-spanned="2">
            <text:p>建議金額</text:p>
          </table:table-cell>
          <table:table-cell table:style-name="ce3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23"/>
          <table:covered-table-cell table:style-name="ce27"/>
          <table:table-cell table:number-columns-repeated="1015"/>
        </table:table-row>
        <table:table-row table:style-name="ro4">
          <table:covered-table-cell table:style-name="ce4"/>
          <table:covered-table-cell table:style-name="ce3"/>
          <table:covered-table-cell table:number-columns-repeated="2" table:style-name="ce4"/>
          <table:table-cell table:style-name="ce22" office:value-type="string" calcext:value-type="string">
            <text:p>核定金額</text:p>
          </table:table-cell>
          <table:table-cell table:style-name="ce22" office:value-type="string" calcext:value-type="string">
            <text:p>經費支用科目</text:p>
          </table:table-cell>
          <table:table-cell table:style-name="ce22" office:value-type="string" calcext:value-type="string">
            <text:p>主辦機關</text:p>
          </table:table-cell>
          <table:table-cell table:style-name="ce22" office:value-type="string" calcext:value-type="string">
            <text:p>招標方式</text:p>
          </table:table-cell>
          <table:table-cell table:style-name="ce22" office:value-type="string" calcext:value-type="string">
            <text:p>得標廠商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連恩典" calcext:value-type="string">
            <text:p><text:s/>連恩典 </text:p>
          </table:table-cell>
          <table:table-cell table:style-name="ce15" office:value-type="string" office:string-value="暖江國小「校園操場設施修繕」" calcext:value-type="string">
            <text:p><text:s/>暖江國小「校園操場設施修繕」 </text:p>
          </table:table-cell>
          <table:table-cell table:style-name="ce5" office:value-type="string" office:string-value="暖暖區" calcext:value-type="string">
            <text:p><text:s/>暖暖區 </text:p>
          </table:table-cell>
          <table:table-cell table:style-name="ce19" office:value-type="float" office:value="91" calcext:value-type="float">
            <text:p><text:s/>91 </text:p>
          </table:table-cell>
          <table:table-cell table:style-name="ce20" office:value-type="float" office:value="91" calcext:value-type="float">
            <text:p>91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凡昌工程行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陳明建</text:p>
          </table:table-cell>
          <table:table-cell table:style-name="ce15" office:value-type="string" office:string-value="暖江國小「學生體育器材購置」" calcext:value-type="string">
            <text:p><text:s/>暖江國小「學生體育器材購置」 </text:p>
          </table:table-cell>
          <table:table-cell table:style-name="ce5" office:value-type="string" office:string-value="暖暖區" calcext:value-type="string">
            <text:p><text:s/>暖暖區 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雨申工程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藍敏煌</text:p>
          </table:table-cell>
          <table:table-cell table:style-name="ce15" office:value-type="string" office:string-value="中正區公所「正砂里民活動中心購置辦公桌櫃等設備」" calcext:value-type="string">
            <text:p><text:s/>中正區公所「正砂里民活動中心購置辦公桌櫃等設備」 </text:p>
          </table:table-cell>
          <table:table-cell table:style-name="ce5" office:value-type="string" office:string-value="中正區" calcext:value-type="string">
            <text:p><text:s/>中正區 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9" calcext:value-type="float">
            <text:p><text:s/>99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中正區公所" calcext:value-type="string">
            <text:p><text:s/>中正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9" office:value-type="string" calcext:value-type="string">
            <text:p>明亞傢俱裝璜行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張漢土" calcext:value-type="string">
            <text:p><text:s/>張漢土 </text:p>
          </table:table-cell>
          <table:table-cell table:style-name="ce15" office:value-type="string" office:string-value="月眉國小「體適能教具增設」" calcext:value-type="string">
            <text:p><text:s/>月眉國小「體適能教具增設」 </text:p>
          </table:table-cell>
          <table:table-cell table:style-name="ce5" office:value-type="string" office:string-value="信義區" calcext:value-type="string">
            <text:p><text:s/>信義區 </text:p>
          </table:table-cell>
          <table:table-cell table:number-columns-repeated="2" table:style-name="ce20" office:value-type="float" office:value="99" calcext:value-type="float">
            <text:p>99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30" office:value-type="string" office:string-value="吉邦數位有限公司" calcext:value-type="string">
            <text:p><text:s/>吉邦數位有限公司 </text:p>
          </table:table-cell>
          <table:table-cell table:style-name="ce34" table:number-columns-repeated="1015"/>
        </table:table-row>
        <table:table-row table:style-name="ro7">
          <table:table-cell table:style-name="ce5" office:value-type="string" office:string-value="徐莉莉" calcext:value-type="string">
            <text:p><text:s/>徐莉莉 </text:p>
          </table:table-cell>
          <table:table-cell table:style-name="ce15" office:value-type="string" office:string-value="中正區「德義里民活動中心購置電腦電視等辦公設備」" calcext:value-type="string">
            <text:p><text:s/>中正區「德義里民活動中心購置電腦電視等辦公設備」 </text:p>
          </table:table-cell>
          <table:table-cell table:style-name="ce5" office:value-type="string" office:string-value="中正區" calcext:value-type="string">
            <text:p><text:s/>中正區 </text:p>
          </table:table-cell>
          <table:table-cell table:number-columns-repeated="2" table:style-name="ce19" office:value-type="float" office:value="100" calcext:value-type="float">
            <text:p><text:s/>100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民政處" calcext:value-type="string">
            <text:p><text:s/>民政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1" office:value-type="string" calcext:value-type="string">
            <text:p>立一資訊科技有限公司、皇儒貴有限公司</text:p>
          </table:table-cell>
          <table:table-cell table:style-name="ce34" table:number-columns-repeated="1015"/>
        </table:table-row>
        <table:table-row table:style-name="ro6">
          <table:table-cell table:style-name="ce6" office:value-type="string" calcext:value-type="string">
            <text:p>陳明建</text:p>
          </table:table-cell>
          <table:table-cell table:style-name="ce15" office:value-type="string" office:string-value="暖江國小「校園建築壁癌及花台設施修繕」" calcext:value-type="string">
            <text:p><text:s/>暖江國小「校園建築壁癌及花台設施修繕」 </text:p>
          </table:table-cell>
          <table:table-cell table:style-name="ce5" office:value-type="string" office:string-value="暖暖區" calcext:value-type="string">
            <text:p><text:s/>暖暖區 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9" calcext:value-type="float">
            <text:p>99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16" office:value-type="string" office:string-value="鴻賓營造有限公司" calcext:value-type="string">
            <text:p><text:s/>鴻賓營造有限公司 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陳東財</text:p>
          </table:table-cell>
          <table:table-cell table:style-name="ce15" office:value-type="string" office:string-value="信義國小「折合椅放置推車購置」" calcext:value-type="string">
            <text:p><text:s/>信義國小「折合椅放置推車購置」 </text:p>
          </table:table-cell>
          <table:table-cell table:style-name="ce5" office:value-type="string" office:string-value="仁愛區" calcext:value-type="string">
            <text:p><text:s/>仁愛區 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96" calcext:value-type="float">
            <text:p>96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31" office:value-type="string" calcext:value-type="string">
            <text:p>四維企業社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蘇仁和" calcext:value-type="string">
            <text:p><text:s/>蘇仁和 </text:p>
          </table:table-cell>
          <table:table-cell table:style-name="ce15" office:value-type="string" office:string-value="明德國中「電動鐵捲門及置物櫃設備」" calcext:value-type="string">
            <text:p><text:s/>明德國中「電動鐵捲門及置物櫃設備」 </text:p>
          </table:table-cell>
          <table:table-cell table:style-name="ce6" office:value-type="string" calcext:value-type="string">
            <text:p>七堵區</text:p>
          </table:table-cell>
          <table:table-cell table:number-columns-repeated="2" table:style-name="ce20" office:value-type="float" office:value="90" calcext:value-type="float">
            <text:p>90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31" office:value-type="string" calcext:value-type="string">
            <text:p>新發工程行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秦鉦" calcext:value-type="string">
            <text:p><text:s/>秦鉦 </text:p>
          </table:table-cell>
          <table:table-cell table:style-name="ce15" office:value-type="string" office:string-value="安樂區「永康里崇德路10、36巷等處巷道排水改善等工程」" calcext:value-type="string">
            <text:p><text:s/>安樂區「永康里崇德路10、36巷等處巷道排水改善等工程」 </text:p>
          </table:table-cell>
          <table:table-cell table:style-name="ce6" office:value-type="string" calcext:value-type="string">
            <text:p>安樂區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5" calcext:value-type="float">
            <text:p><text:s/>95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民政處" calcext:value-type="string">
            <text:p><text:s/>民政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富泉工程行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秦鉦" calcext:value-type="string">
            <text:p><text:s/>秦鉦 </text:p>
          </table:table-cell>
          <table:table-cell table:style-name="ce15" office:value-type="string" office:string-value="安樂國小「104年安裝投影機設備購置」" calcext:value-type="string">
            <text:p><text:s/>安樂國小「104年安裝投影機設備購置」 </text:p>
          </table:table-cell>
          <table:table-cell table:style-name="ce6" office:value-type="string" calcext:value-type="string">
            <text:p>安樂區</text:p>
          </table:table-cell>
          <table:table-cell table:number-columns-repeated="2" table:style-name="ce19" office:value-type="float" office:value="98" calcext:value-type="float">
            <text:p><text:s/>98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浩匠科技有限公司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游祥耀" calcext:value-type="string">
            <text:p><text:s/>游祥耀 </text:p>
          </table:table-cell>
          <table:table-cell table:style-name="ce15" office:value-type="string" office:string-value="信義國小「教室教學投影機修繕」" calcext:value-type="string">
            <text:p><text:s/>信義國小「教室教學投影機修繕」 </text:p>
          </table:table-cell>
          <table:table-cell table:style-name="ce5" office:value-type="string" office:string-value="仁愛區" calcext:value-type="string">
            <text:p><text:s/>仁愛區 </text:p>
          </table:table-cell>
          <table:table-cell table:number-columns-repeated="2" table:style-name="ce19" office:value-type="float" office:value="98" calcext:value-type="float">
            <text:p><text:s/>98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30" office:value-type="string" office:string-value="吉邦數位有限公司" calcext:value-type="string">
            <text:p><text:s/>吉邦數位有限公司 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蔡旺璉" calcext:value-type="string">
            <text:p><text:s/>蔡旺璉 </text:p>
          </table:table-cell>
          <table:table-cell table:style-name="ce15" office:value-type="string" office:string-value="七堵區公所「友一里裝設里內電子字幕機看板設備」" calcext:value-type="string">
            <text:p><text:s/>七堵區公所「友一里裝設里內電子字幕機看板設備」 </text:p>
          </table:table-cell>
          <table:table-cell table:style-name="ce6" office:value-type="string" calcext:value-type="string">
            <text:p>七堵區</text:p>
          </table:table-cell>
          <table:table-cell table:style-name="ce19" office:value-type="float" office:value="98" calcext:value-type="float">
            <text:p><text:s/>98 </text:p>
          </table:table-cell>
          <table:table-cell table:style-name="ce19" office:value-type="float" office:value="94" calcext:value-type="float">
            <text:p><text:s/>94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七堵區公所" calcext:value-type="string">
            <text:p><text:s/>七堵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32" office:value-type="string" calcext:value-type="string">
            <text:p>大樣光電科技有限公司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林明智" calcext:value-type="string">
            <text:p><text:s/>林明智 </text:p>
          </table:table-cell>
          <table:table-cell table:style-name="ce15" office:value-type="string" office:string-value="暖江國小「改善校園電源功率不足修繕」" calcext:value-type="string">
            <text:p><text:s/>暖江國小「改善校園電源功率不足修繕」 </text:p>
          </table:table-cell>
          <table:table-cell table:style-name="ce5" office:value-type="string" office:string-value="暖暖區" calcext:value-type="string">
            <text:p><text:s/>暖暖區 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92" calcext:value-type="float">
            <text:p>92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啟展工程有限公司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俞叁發</text:p>
          </table:table-cell>
          <table:table-cell table:style-name="ce15" office:value-type="string" office:string-value="基隆市勞工朋友活動中心B棟增添戶外遮雨棚設備" calcext:value-type="string">
            <text:p><text:s/>基隆市勞工朋友活動中心B棟增添戶外遮雨棚設備 </text:p>
          </table:table-cell>
          <table:table-cell table:style-name="ce5" office:value-type="string" office:string-value="安樂區" calcext:value-type="string">
            <text:p><text:s/>安樂區 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7" calcext:value-type="float">
            <text:p><text:s/>97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社會處" calcext:value-type="string">
            <text:p><text:s/>社會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16" office:value-type="string" office:string-value="奕銘工程行" calcext:value-type="string">
            <text:p><text:s/>奕銘工程行 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連恩典" calcext:value-type="string">
            <text:p><text:s/>連恩典 </text:p>
          </table:table-cell>
          <table:table-cell table:style-name="ce15" office:value-type="string" office:string-value="暖江國小「教室防火窗簾安裝工程」" calcext:value-type="string">
            <text:p><text:s/>暖江國小「教室防火窗簾安裝工程」 </text:p>
          </table:table-cell>
          <table:table-cell table:style-name="ce5" office:value-type="string" office:string-value="暖暖區" calcext:value-type="string">
            <text:p><text:s/>暖暖區 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20" office:value-type="float" office:value="95" calcext:value-type="float">
            <text:p>95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16" office:value-type="string" office:string-value="綵簾室內裝潢工作室" calcext:value-type="string">
            <text:p><text:s/>綵簾室內裝潢工作室 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張芳麗" calcext:value-type="string">
            <text:p><text:s/>張芳麗 </text:p>
          </table:table-cell>
          <table:table-cell table:style-name="ce15" office:value-type="string" office:string-value="基隆市警察局「第一分局延平派出所採購電視機」" calcext:value-type="string">
            <text:p><text:s/>基隆市警察局「第一分局延平派出所採購電視機」 </text:p>
          </table:table-cell>
          <table:table-cell table:style-name="ce5" office:value-type="string" office:string-value="仁愛區" calcext:value-type="string">
            <text:p><text:s/>仁愛區 </text:p>
          </table:table-cell>
          <table:table-cell table:number-columns-repeated="2" table:style-name="ce19" office:value-type="float" office:value="17" calcext:value-type="float">
            <text:p><text:s/>17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25" office:value-type="string" office:string-value="基隆市警察局" calcext:value-type="string">
            <text:p><text:s/>基隆市警察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明音電器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蘇仁和</text:p>
          </table:table-cell>
          <table:table-cell table:style-name="ce15" office:value-type="string" office:string-value="七堵區公所「永安里村里道路修剪及灌木除草等工程」" calcext:value-type="string">
            <text:p><text:s/>七堵區公所「永安里村里道路修剪及灌木除草等工程」 </text:p>
          </table:table-cell>
          <table:table-cell table:style-name="ce6" office:value-type="string" calcext:value-type="string">
            <text:p>七堵區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9" calcext:value-type="float">
            <text:p><text:s/>99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七堵區公所" calcext:value-type="string">
            <text:p><text:s/>七堵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16" office:value-type="string" office:string-value="太山工程行" calcext:value-type="string">
            <text:p><text:s/>太山工程行 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楊秀玉</text:p>
          </table:table-cell>
          <table:table-cell table:style-name="ce15" office:value-type="string" office:string-value="七堵區公所「富民里民活動中心裝設防盜安全措施工程」" calcext:value-type="string">
            <text:p><text:s/>七堵區公所「富民里民活動中心裝設防盜安全措施工程」 </text:p>
          </table:table-cell>
          <table:table-cell table:style-name="ce6" office:value-type="string" calcext:value-type="string">
            <text:p>七堵區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0" calcext:value-type="float">
            <text:p><text:s/>90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七堵區公所" calcext:value-type="string">
            <text:p><text:s/>七堵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16" office:value-type="string" office:string-value="合興鐵門窗行" calcext:value-type="string">
            <text:p><text:s/>合興鐵門窗行 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蔡旺璉" calcext:value-type="string">
            <text:p><text:s/>蔡旺璉 </text:p>
          </table:table-cell>
          <table:table-cell table:style-name="ce15" office:value-type="string" office:string-value="七堵區公所「正光里辦公處購置辦公沙發桌椅等設備」" calcext:value-type="string">
            <text:p><text:s/>七堵區公所「正光里辦公處購置辦公沙發桌椅等設備」 </text:p>
          </table:table-cell>
          <table:table-cell table:style-name="ce6" office:value-type="string" calcext:value-type="string">
            <text:p>七堵區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9" calcext:value-type="float">
            <text:p><text:s/>99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七堵區公所" calcext:value-type="string">
            <text:p><text:s/>七堵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大方傢俱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蘇仁和</text:p>
          </table:table-cell>
          <table:table-cell table:style-name="ce15" office:value-type="string" office:string-value="七堵區公所「八德里民活動中心購置飲水機設備」" calcext:value-type="string">
            <text:p><text:s/>七堵區公所「八德里民活動中心購置飲水機設備」 </text:p>
          </table:table-cell>
          <table:table-cell table:style-name="ce6" office:value-type="string" calcext:value-type="string">
            <text:p>七堵區</text:p>
          </table:table-cell>
          <table:table-cell table:number-columns-repeated="2" table:style-name="ce19" office:value-type="float" office:value="50" calcext:value-type="float">
            <text:p><text:s/>50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七堵區公所" calcext:value-type="string">
            <text:p><text:s/>七堵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16" office:value-type="string" office:string-value="賀眾企業股份有限公司" calcext:value-type="string">
            <text:p><text:s/>賀眾企業股份有限公司 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楊秀玉</text:p>
          </table:table-cell>
          <table:table-cell table:style-name="ce15" office:value-type="string" office:string-value="明徳國中「改善體育教學設備」" calcext:value-type="string">
            <text:p><text:s/>明徳國中「改善體育教學設備」 </text:p>
          </table:table-cell>
          <table:table-cell table:style-name="ce6" office:value-type="string" calcext:value-type="string">
            <text:p>七堵區</text:p>
          </table:table-cell>
          <table:table-cell table:number-columns-repeated="2" table:style-name="ce19" office:value-type="float" office:value="100" calcext:value-type="float">
            <text:p><text:s/>100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徐莉莉" calcext:value-type="string">
            <text:p><text:s/>徐莉莉 </text:p>
          </table:table-cell>
          <table:table-cell table:style-name="ce15" office:value-type="string" office:string-value="中正區公所「新豐里辦公處購置字幕機設備」" calcext:value-type="string">
            <text:p><text:s/>中正區公所「新豐里辦公處購置字幕機設備」 </text:p>
          </table:table-cell>
          <table:table-cell table:style-name="ce5" office:value-type="string" office:string-value="中正區" calcext:value-type="string">
            <text:p><text:s/>中正區 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8" calcext:value-type="float">
            <text:p><text:s/>98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中正區公所" calcext:value-type="string">
            <text:p><text:s/>中正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保林資訊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明建</text:p>
          </table:table-cell>
          <table:table-cell table:style-name="ce15" office:value-type="string" office:string-value="暖江國小「校園廊道及天花板龜裂修繕」" calcext:value-type="string">
            <text:p><text:s/>暖江國小「校園廊道及天花板龜裂修繕」 </text:p>
          </table:table-cell>
          <table:table-cell table:style-name="ce5" office:value-type="string" office:string-value="暖暖區" calcext:value-type="string">
            <text:p><text:s/>暖暖區 </text:p>
          </table:table-cell>
          <table:table-cell table:style-name="ce20" office:value-type="float" office:value="99" calcext:value-type="float">
            <text:p>99</text:p>
          </table:table-cell>
          <table:table-cell table:style-name="ce20" office:value-type="float" office:value="98" calcext:value-type="float">
            <text:p>98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16" office:value-type="string" office:string-value="鴻賓營造有限公司" calcext:value-type="string">
            <text:p><text:s/>鴻賓營造有限公司 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韓良圻</text:p>
          </table:table-cell>
          <table:table-cell table:style-name="ce15" office:value-type="string" office:string-value="深澳國小「教學設備進行改善採購」" calcext:value-type="string">
            <text:p><text:s/>深澳國小「教學設備進行改善採購」 </text:p>
          </table:table-cell>
          <table:table-cell table:style-name="ce5" office:value-type="string" office:string-value="信義區" calcext:value-type="string">
            <text:p><text:s/>信義區 </text:p>
          </table:table-cell>
          <table:table-cell table:style-name="ce19" office:value-type="float" office:value="99" calcext:value-type="float">
            <text:p><text:s/>99 </text:p>
          </table:table-cell>
          <table:table-cell table:style-name="ce19" office:value-type="float" office:value="95" calcext:value-type="float">
            <text:p><text:s/>95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快樂工坊有限公</text:p>
            <text:p>司、泰安傢俱有</text:p>
            <text:p>限公司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張漢土" calcext:value-type="string">
            <text:p><text:s/>張漢土 </text:p>
          </table:table-cell>
          <table:table-cell table:style-name="ce15" office:value-type="string" office:string-value="信義區公所「智誠里活動中心增設監視系統等設備」" calcext:value-type="string">
            <text:p><text:s/>信義區公所「智誠里活動中心增設監視系統等設備」 </text:p>
          </table:table-cell>
          <table:table-cell table:style-name="ce5" office:value-type="string" office:string-value="信義區" calcext:value-type="string">
            <text:p><text:s/>信義區 </text:p>
          </table:table-cell>
          <table:table-cell table:style-name="ce19" office:value-type="float" office:value="99" calcext:value-type="float">
            <text:p><text:s/>99 </text:p>
          </table:table-cell>
          <table:table-cell table:style-name="ce19" office:value-type="float" office:value="95" calcext:value-type="float">
            <text:p><text:s/>95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信義區公所" calcext:value-type="string">
            <text:p><text:s/>信義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廣鑫網路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江山</text:p>
          </table:table-cell>
          <table:table-cell table:style-name="ce16" office:value-type="string" office:string-value="暖暖區公所「八堵里辦公處購置氣冷式箱型冷氣機等設備」" calcext:value-type="string">
            <text:p><text:s/>暖暖區公所「八堵里辦公處購置氣冷式箱型冷氣機等設備」 </text:p>
          </table:table-cell>
          <table:table-cell table:style-name="ce5" office:value-type="string" office:string-value="暖暖區" calcext:value-type="string">
            <text:p><text:s/>暖暖區 </text:p>
          </table:table-cell>
          <table:table-cell table:style-name="ce19" office:value-type="float" office:value="135" calcext:value-type="float">
            <text:p><text:s/>135 </text:p>
          </table:table-cell>
          <table:table-cell table:style-name="ce19" office:value-type="float" office:value="134" calcext:value-type="float">
            <text:p><text:s/>134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暖暖區公所" calcext:value-type="string">
            <text:p><text:s/>暖暖區公所 </text:p>
          </table:table-cell>
          <table:table-cell table:style-name="ce5" office:value-type="string" office:string-value="共同供應" calcext:value-type="string">
            <text:p><text:s/>共同供應 </text:p>
          </table:table-cell>
          <table:table-cell table:style-name="ce28" office:value-type="string" calcext:value-type="string">
            <text:p>皇儒貴有限公司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蔡旺璉" calcext:value-type="string">
            <text:p><text:s/>蔡旺璉 </text:p>
          </table:table-cell>
          <table:table-cell table:style-name="ce15" office:value-type="string" office:string-value="七堵區公所「長興里裝設里內電子字幕機看板設備」" calcext:value-type="string">
            <text:p><text:s/>七堵區公所「長興里裝設里內電子字幕機看板設備」 </text:p>
          </table:table-cell>
          <table:table-cell table:style-name="ce6" office:value-type="string" calcext:value-type="string">
            <text:p>七堵區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2" calcext:value-type="float">
            <text:p><text:s/>92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七堵區公所" calcext:value-type="string">
            <text:p><text:s/>七堵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大樣光電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洪森永</text:p>
          </table:table-cell>
          <table:table-cell table:style-name="ce15" office:value-type="string" office:string-value="七堵區公所「永安里崇孝運動公園新設體健設施等工程」" calcext:value-type="string">
            <text:p><text:s/>七堵區公所「永安里崇孝運動公園新設體健設施等工程」 </text:p>
          </table:table-cell>
          <table:table-cell table:style-name="ce6" office:value-type="string" calcext:value-type="string">
            <text:p>七堵區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9" calcext:value-type="float">
            <text:p><text:s/>99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七堵區公所" calcext:value-type="string">
            <text:p><text:s/>七堵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33" office:value-type="string" calcext:value-type="string">
            <text:p>春長營造有限公</text:p>
            <text:p>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東財</text:p>
          </table:table-cell>
          <table:table-cell table:style-name="ce15" office:value-type="string" office:string-value="基隆市警察局「第二分局信義派出所辦公室設備採購」" calcext:value-type="string">
            <text:p><text:s/>基隆市警察局「第二分局信義派出所辦公室設備採購」 </text:p>
          </table:table-cell>
          <table:table-cell table:style-name="ce5" office:value-type="string" office:string-value="信義區" calcext:value-type="string">
            <text:p><text:s/>信義區 </text:p>
          </table:table-cell>
          <table:table-cell table:number-columns-repeated="2" table:style-name="ce19" office:value-type="float" office:value="99" calcext:value-type="float">
            <text:p><text:s/>99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25" office:value-type="string" office:string-value="基隆市警察局" calcext:value-type="string">
            <text:p><text:s/>基隆市警察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成冠企業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何淑萍</text:p>
          </table:table-cell>
          <table:table-cell table:style-name="ce15" office:value-type="string" office:string-value="信義區公所「東明里快速機等運動器材設備」" calcext:value-type="string">
            <text:p><text:s/>信義區公所「東明里快速機等運動器材設備」 </text:p>
          </table:table-cell>
          <table:table-cell table:style-name="ce5" office:value-type="string" office:string-value="信義區" calcext:value-type="string">
            <text:p><text:s/>信義區 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8" calcext:value-type="float">
            <text:p><text:s/>98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信義區公所" calcext:value-type="string">
            <text:p><text:s/>信義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保林資訊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江山</text:p>
          </table:table-cell>
          <table:table-cell table:style-name="ce15" office:value-type="string" office:string-value="基隆市警察局「第三分局第三組及偵查隊辦公室設備採購」" calcext:value-type="string">
            <text:p><text:s/>基隆市警察局「第三分局第三組及偵查隊辦公室設備採購」 </text:p>
          </table:table-cell>
          <table:table-cell table:style-name="ce5" office:value-type="string" office:string-value="暖暖區" calcext:value-type="string">
            <text:p><text:s/>暖暖區 </text:p>
          </table:table-cell>
          <table:table-cell table:number-columns-repeated="2" table:style-name="ce19" office:value-type="float" office:value="39" calcext:value-type="float">
            <text:p><text:s/>39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25" office:value-type="string" office:string-value="基隆市警察局" calcext:value-type="string">
            <text:p><text:s/>基隆市警察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保林資訊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東財</text:p>
          </table:table-cell>
          <table:table-cell table:style-name="ce15" office:value-type="string" office:string-value="基隆市警察局「第二分局信義派出所辦公廳舍修繕等工程」" calcext:value-type="string">
            <text:p><text:s/>基隆市警察局「第二分局信義派出所辦公廳舍修繕等工程」 </text:p>
          </table:table-cell>
          <table:table-cell table:style-name="ce5" office:value-type="string" office:string-value="信義區" calcext:value-type="string">
            <text:p><text:s/>信義區 </text:p>
          </table:table-cell>
          <table:table-cell table:number-columns-repeated="2" table:style-name="ce19" office:value-type="float" office:value="100" calcext:value-type="float">
            <text:p><text:s/>100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25" office:value-type="string" office:string-value="基隆市警察局" calcext:value-type="string">
            <text:p><text:s/>基隆市警察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碇玖營造有限公司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呂美玲" calcext:value-type="string">
            <text:p><text:s/>呂美玲 </text:p>
          </table:table-cell>
          <table:table-cell table:style-name="ce15" office:value-type="string" office:string-value="中正區公所「中正里辦公處購置辦公桌椅等設備」" calcext:value-type="string">
            <text:p><text:s/>中正區公所「中正里辦公處購置辦公桌椅等設備」 </text:p>
          </table:table-cell>
          <table:table-cell table:style-name="ce5" office:value-type="string" office:string-value="中正區" calcext:value-type="string">
            <text:p><text:s/>中正區 </text:p>
          </table:table-cell>
          <table:table-cell table:number-columns-repeated="2" table:style-name="ce19" office:value-type="float" office:value="89" calcext:value-type="float">
            <text:p><text:s/>89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中正區公所" calcext:value-type="string">
            <text:p><text:s/>中正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永昇家具行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張錦煌" calcext:value-type="string">
            <text:p><text:s/>張錦煌 </text:p>
          </table:table-cell>
          <table:table-cell table:style-name="ce15" office:value-type="string" office:string-value="基隆市警察局「第四分局中華派出所增購桌上型電腦及顯示器等設備」" calcext:value-type="string">
            <text:p><text:s/>基隆市警察局「第四分局中華派出所增購桌上型電腦及顯示器等設備」 </text:p>
          </table:table-cell>
          <table:table-cell table:style-name="ce5" office:value-type="string" office:string-value="安樂區" calcext:value-type="string">
            <text:p><text:s/>安樂區 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25" office:value-type="string" office:string-value="基隆市警察局" calcext:value-type="string">
            <text:p><text:s/>基隆市警察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張漢土</text:p>
          </table:table-cell>
          <table:table-cell table:style-name="ce15" office:value-type="string" office:string-value="深澳國小「改善教學環境即時影音編碼串流採物採購」" calcext:value-type="string">
            <text:p><text:s/>深澳國小「改善教學環境即時影音編碼串流採物採購」 </text:p>
          </table:table-cell>
          <table:table-cell table:style-name="ce5" office:value-type="string" office:string-value="信義區" calcext:value-type="string">
            <text:p><text:s/>信義區 </text:p>
          </table:table-cell>
          <table:table-cell table:number-columns-repeated="2" table:style-name="ce19" office:value-type="float" office:value="99" calcext:value-type="float">
            <text:p><text:s/>99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吉邦數位有限公司</text:p>
          </table:table-cell>
          <table:table-cell table:number-columns-repeated="1015"/>
        </table:table-row>
        <table:table-row table:style-name="ro11">
          <table:table-cell table:style-name="ce6" office:value-type="string" calcext:value-type="string">
            <text:p>楊秀玉</text:p>
          </table:table-cell>
          <table:table-cell table:style-name="ce15" office:value-type="string" office:string-value="基隆市警察局「第三分局第四組及偵查隊辦公室採購沙發椅及大茶几等設備」" calcext:value-type="string">
            <text:p><text:s/>基隆市警察局「第三分局第四組及偵查隊辦公室採購沙發椅及大茶几等設備」 </text:p>
          </table:table-cell>
          <table:table-cell table:style-name="ce6" office:value-type="string" calcext:value-type="string">
            <text:p>七堵區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8" calcext:value-type="float">
            <text:p><text:s/>98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25" office:value-type="string" office:string-value="基隆市警察局" calcext:value-type="string">
            <text:p><text:s/>基隆市警察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大方傢俱行</text:p>
          </table:table-cell>
          <table:table-cell table:number-columns-repeated="1015"/>
        </table:table-row>
        <table:table-row table:style-name="ro12">
          <table:table-cell table:style-name="ce6" office:value-type="string" calcext:value-type="string">
            <text:p>藍敏煌</text:p>
          </table:table-cell>
          <table:table-cell table:style-name="ce15" office:value-type="string" office:string-value="中正區公所「義重里辦公處購置辦公桌、公文櫃等設備」" calcext:value-type="string">
            <text:p><text:s/>中正區公所「義重里辦公處購置辦公桌、公文櫃等設備」 </text:p>
          </table:table-cell>
          <table:table-cell table:style-name="ce5" office:value-type="string" office:string-value="中正區" calcext:value-type="string">
            <text:p><text:s/>中正區 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97" calcext:value-type="float">
            <text:p><text:s/>97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中正區公所" calcext:value-type="string">
            <text:p><text:s/>中正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1" office:value-type="string" calcext:value-type="string">
            <text:p>明亞傢俱裝璜行</text:p>
            <text:p>、尚群電氣有限</text:p>
            <text:p>公司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蔡旺璉" calcext:value-type="string">
            <text:p><text:s/>蔡旺璉 </text:p>
          </table:table-cell>
          <table:table-cell table:style-name="ce15" office:value-type="string" office:string-value="七堵區公所「友一里民活動中心購置活動用帳篷及電視等設備」" calcext:value-type="string">
            <text:p><text:s/>七堵區公所「友一里民活動中心購置活動用帳篷及電視等設備」 </text:p>
          </table:table-cell>
          <table:table-cell table:style-name="ce6" office:value-type="string" calcext:value-type="string">
            <text:p>七堵區</text:p>
          </table:table-cell>
          <table:table-cell table:number-columns-repeated="2" table:style-name="ce19" office:value-type="float" office:value="100" calcext:value-type="float">
            <text:p><text:s/>100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七堵區公所" calcext:value-type="string">
            <text:p><text:s/>七堵區公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宏維工程行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秦鉦" calcext:value-type="string">
            <text:p><text:s/>秦鉦 </text:p>
          </table:table-cell>
          <table:table-cell table:style-name="ce15" office:value-type="string" office:string-value="基隆市警察局「第四分局增購桌上型電腦及顯示器等設備」" calcext:value-type="string">
            <text:p><text:s/>基隆市警察局「第四分局增購桌上型電腦及顯示器等設備」 </text:p>
          </table:table-cell>
          <table:table-cell table:style-name="ce5" office:value-type="string" office:string-value="安樂區" calcext:value-type="string">
            <text:p><text:s/>安樂區 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25" office:value-type="string" office:string-value="基隆市警察局" calcext:value-type="string">
            <text:p><text:s/>基隆市警察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楊秀玉</text:p>
          </table:table-cell>
          <table:table-cell table:style-name="ce15" office:value-type="string" office:string-value="基隆市警察局「第三分局第一組及瑪陵派出所辦公室設備汰換及增購」" calcext:value-type="string">
            <text:p><text:s/>基隆市警察局「第三分局第一組及瑪陵派出所辦公室設備汰換及增購」 </text:p>
          </table:table-cell>
          <table:table-cell table:style-name="ce6" office:value-type="string" calcext:value-type="string">
            <text:p>七堵區</text:p>
          </table:table-cell>
          <table:table-cell table:style-name="ce19" office:value-type="float" office:value="100" calcext:value-type="float">
            <text:p><text:s/>100 </text:p>
          </table:table-cell>
          <table:table-cell table:style-name="ce19" office:value-type="float" office:value="85" calcext:value-type="float">
            <text:p><text:s/>85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25" office:value-type="string" office:string-value="基隆市警察局" calcext:value-type="string">
            <text:p><text:s/>基隆市警察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佳立電器工程行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陳明建</text:p>
          </table:table-cell>
          <table:table-cell table:style-name="ce15" office:value-type="string" office:string-value="暖江國小「104年度校園電路、水管更新修繕工程」" calcext:value-type="string">
            <text:p><text:s/>暖江國小「104年度校園電路、水管更新修繕工程」 </text:p>
          </table:table-cell>
          <table:table-cell table:style-name="ce5" office:value-type="string" office:string-value="暖暖區" calcext:value-type="string">
            <text:p><text:s/>暖暖區 </text:p>
          </table:table-cell>
          <table:table-cell table:style-name="ce21" office:value-type="float" office:value="97" calcext:value-type="float">
            <text:p>97</text:p>
          </table:table-cell>
          <table:table-cell table:style-name="ce20" office:value-type="float" office:value="94" calcext:value-type="float">
            <text:p>94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16" office:value-type="string" office:string-value="隆圻工程有限公司" calcext:value-type="string">
            <text:p><text:s/>隆圻工程有限公司 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藍敏煌</text:p>
          </table:table-cell>
          <table:table-cell table:style-name="ce15" office:value-type="string" office:string-value="基隆市警察局「第二分局信六路派出所辦公廳舍修繕工程」" calcext:value-type="string">
            <text:p><text:s/>基隆市警察局「第二分局信六路派出所辦公廳舍修繕工程」 </text:p>
          </table:table-cell>
          <table:table-cell table:style-name="ce5" office:value-type="string" office:string-value="中正區" calcext:value-type="string">
            <text:p><text:s/>中正區 </text:p>
          </table:table-cell>
          <table:table-cell table:number-columns-repeated="2" table:style-name="ce19" office:value-type="float" office:value="100" calcext:value-type="float">
            <text:p><text:s/>100 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25" office:value-type="string" office:string-value="基隆市警察局" calcext:value-type="string">
            <text:p><text:s/>基隆市警察局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碇玖營造有限公司</text:p>
          </table:table-cell>
          <table:table-cell table:number-columns-repeated="1015"/>
        </table:table-row>
        <table:table-row table:style-name="ro13">
          <table:table-cell table:style-name="ce5" office:value-type="string" office:string-value="連恩典" calcext:value-type="string">
            <text:p><text:s/>連恩典 </text:p>
          </table:table-cell>
          <table:table-cell table:style-name="ce15" office:value-type="string" office:string-value="暖暖國小「百花園鐵皮圍籬整修工程」" calcext:value-type="string">
            <text:p><text:s/>暖暖國小「百花園鐵皮圍籬整修工程」 </text:p>
          </table:table-cell>
          <table:table-cell table:style-name="ce5" office:value-type="string" office:string-value="暖暖區" calcext:value-type="string">
            <text:p><text:s/>暖暖區 </text:p>
          </table:table-cell>
          <table:table-cell table:style-name="ce19" office:value-type="float" office:value="97" calcext:value-type="float">
            <text:p><text:s/>97 </text:p>
          </table:table-cell>
          <table:table-cell table:style-name="ce20" office:value-type="float" office:value="97" calcext:value-type="float">
            <text:p>97</text:p>
          </table:table-cell>
          <table:table-cell table:style-name="ce5" office:value-type="string" office:string-value="零星工程" calcext:value-type="string">
            <text:p><text:s/>零星工程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小額採購" calcext:value-type="string">
            <text:p><text:s/>小額採購 </text:p>
          </table:table-cell>
          <table:table-cell table:style-name="ce28" office:value-type="string" calcext:value-type="string">
            <text:p>隆成土木包工業</text:p>
          </table:table-cell>
          <table:table-cell table:number-columns-repeated="1015"/>
        </table:table-row>
        <table:table-row table:style-name="ro14">
          <table:table-cell table:style-name="ce8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8"/>
          <table:table-cell table:style-name="ce5" table:formula="of:=SUM([.D6:.D48])" office:value-type="float" office:value="4091" calcext:value-type="float">
            <text:p><text:s/>4,091 </text:p>
          </table:table-cell>
          <table:table-cell table:style-name="ce5" table:formula="of:=SUM([.E6:.E48])" office:value-type="float" office:value="4004" calcext:value-type="float">
            <text:p><text:s/>4,004 </text:p>
          </table:table-cell>
          <table:table-cell table:style-name="ce5" table:number-columns-repeated="4"/>
          <table:table-cell table:number-columns-repeated="1015"/>
        </table:table-row>
        <table:table-row table:style-name="ro15">
          <table:table-cell table:style-name="ce9" office:value-type="string" calcext:value-type="string">
            <text:p>註：1.本表主辦機關為行政院主計處。</text:p>
          </table:table-cell>
          <table:table-cell table:number-columns-repeated="1023"/>
        </table:table-row>
        <table:table-row table:style-name="ro15">
          <table:table-cell table:style-name="ce9" office:value-type="string" calcext:value-type="string">
            <text:p>　　2.本表第一次查填及送達期限為7月20日前。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7">
          <table:table-cell table:style-name="ce11" office:value-type="string" calcext:value-type="string" table:number-columns-spanned="9" table:number-rows-spanned="2">
            <text:p>備註：1、第二季請於7月13日前送達，第四季請於105年1月20日前送達。本府各單位請送主計處會審科，機關學校請送主計處歲計科。</text:p>
          </table:table-cell>
          <table:covered-table-cell table:number-columns-repeated="8" table:style-name="ce12"/>
          <table:table-cell table:style-name="ce35" table:number-columns-repeated="1015"/>
        </table:table-row>
        <table:table-row table:style-name="ro18">
          <table:covered-table-cell table:number-columns-repeated="9" table:style-name="ce12"/>
          <table:table-cell table:style-name="ce35" table:number-columns-repeated="1015"/>
        </table:table-row>
        <table:table-row table:style-name="ro16" table:number-rows-repeated="104852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Sheet2" table:style-name="ta2">
        <table:table-column table:style-name="co10" table:number-columns-repeated="1024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5考核表-1" style:display-name="一般_95考核表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2.95mm" fo:margin-bottom="13.21mm" fo:margin-left="13.21mm" fo:margin-right="7.11mm" style:first-page-number="continue" style:scale-to="100%" style:writing-mode="lr-tb"/>
      <style:header-style>
        <style:header-footer-properties fo:min-height="7.5mm" fo:margin-left="5.79mm" fo:margin-right="11.89mm" fo:margin-bottom="0mm"/>
      </style:header-style>
      <style:footer-style>
        <style:header-footer-properties fo:min-height="7.5mm" fo:margin-left="5.79mm" fo:margin-right="11.8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基隆市政府104年度(1至6月)對議員所提地方建設建議事項處理明細表</dc:title>
    <dc:subject>基隆市政府104年度(1至6月)對議員所提地方建設建議事項處理明細表</dc:subject>
    <meta:keyword>基隆市政府對議員所提地方建設建議事項處理明細表</meta:keyword>
    <dc:description>   </dc:description>
    <meta:initial-creator>基隆市政府</meta:initial-creator>
    <meta:creation-date>2015-07-13T09:16:32</meta:creation-date>
    <dc:creator>C220649455</dc:creator>
    <dc:date>2017-01-19T13:52:02</dc:date>
    <meta:print-date>2015-07-13T09:19:16</meta:print-date>
    <meta:document-statistic meta:table-count="3" meta:cell-count="408" meta:object-count="0"/>
    <meta:generator>LibreOffice/5.2.5.1$Windows_x86 LibreOffice_project/0312e1a284a7d50ca85a365c316c7abbf20a4d22</meta:generator>
  </office:meta>
</office:document-meta>
</file>